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1"/>
        <table:table-column table:style-name="co2" table:default-cell-style-name="ce10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1">
          <table:table-cell table:style-name="ce19" office:value-type="date" office:date-value="2025-02-24" calcext:value-type="date">
            <text:p>2025-02-24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5" calcext:value-type="date">
            <text:p>2025-02-25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6" calcext:value-type="date">
            <text:p>2025-02-26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7" calcext:value-type="date">
            <text:p>2025-02-27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8" calcext:value-type="date">
            <text:p>2025-02-28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01" calcext:value-type="date">
            <text:p>2025-03-0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9" office:value-type="date" office:date-value="2025-03-02" calcext:value-type="date">
            <text:p>2025-03-0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9" office:value-type="date" office:date-value="2025-03-03" calcext:value-type="date">
            <text:p>2025-03-03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Studied papers</text:p>
          </table:table-cell>
        </table:table-row>
        <table:table-row table:style-name="ro1">
          <table:table-cell table:style-name="ce19" office:value-type="date" office:date-value="2025-03-04" calcext:value-type="date">
            <text:p>2025-03-04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Studied papers</text:p>
          </table:table-cell>
        </table:table-row>
        <table:table-row table:style-name="ro1">
          <table:table-cell table:style-name="ce19" office:value-type="date" office:date-value="2025-03-05" calcext:value-type="date">
            <text:p>2025-03-05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string" calcext:value-type="string">
            <text:p>Studied papers; Met with Thomas</text:p>
          </table:table-cell>
        </table:table-row>
        <table:table-row table:style-name="ro1">
          <table:table-cell table:style-name="ce19" office:value-type="date" office:date-value="2025-03-06" calcext:value-type="date">
            <text:p>2025-03-06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07" calcext:value-type="date">
            <text:p>2025-03-07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Acquired UrbanVehicle Dataset</text:p>
          </table:table-cell>
        </table:table-row>
        <table:table-row table:style-name="ro1">
          <table:table-cell table:style-name="ce19" office:value-type="date" office:date-value="2025-03-08" calcext:value-type="date">
            <text:p>2025-03-08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Studied papers; Searched for code-bases</text:p>
          </table:table-cell>
        </table:table-row>
        <table:table-row table:style-name="ro1">
          <table:table-cell table:style-name="ce19" office:value-type="date" office:date-value="2025-03-09" calcext:value-type="date">
            <text:p>2025-03-09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Studied papers; Looked for datasets and code-bases</text:p>
          </table:table-cell>
        </table:table-row>
        <table:table-row table:style-name="ro2">
          <table:table-cell table:style-name="ce19" office:value-type="date" office:date-value="2025-03-10" calcext:value-type="date">
            <text:p>2025-03-10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Studied papers; Contacted researchers; Started exploring datasets</text:p>
          </table:table-cell>
        </table:table-row>
        <table:table-row table:style-name="ro1">
          <table:table-cell table:style-name="ce19" office:value-type="date" office:date-value="2025-03-11" calcext:value-type="date">
            <text:p>2025-03-1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Explored VehicleTraj dataset</text:p>
          </table:table-cell>
        </table:table-row>
        <table:table-row table:style-name="ro1">
          <table:table-cell table:style-name="ce19" office:value-type="date" office:date-value="2025-03-12" calcext:value-type="date">
            <text:p>2025-03-12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Meeting with Thomas</text:p>
          </table:table-cell>
        </table:table-row>
        <table:table-row table:style-name="ro1">
          <table:table-cell table:style-name="ce19" office:value-type="date" office:date-value="2025-03-13" calcext:value-type="date">
            <text:p>2025-03-13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Worked on implementation strategy</text:p>
          </table:table-cell>
        </table:table-row>
        <table:table-row table:style-name="ro1">
          <table:table-cell table:style-name="ce19" office:value-type="date" office:date-value="2025-03-14" calcext:value-type="date">
            <text:p>2025-03-14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Tried out the map-matching library</text:p>
          </table:table-cell>
        </table:table-row>
        <table:table-row table:style-name="ro2">
          <table:table-cell table:style-name="ce19" office:value-type="date" office:date-value="2025-03-15" calcext:value-type="date">
            <text:p>2025-03-15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Wrote scripts to partition dataset; Communicated with Thomas</text:p>
          </table:table-cell>
        </table:table-row>
        <table:table-row table:style-name="ro2">
          <table:table-cell table:style-name="ce19" office:value-type="date" office:date-value="2025-03-16" calcext:value-type="date">
            <text:p>2025-03-16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Tried installing Fast Map Matching; Communicated with Tomas and Cologne chinese researcher</text:p>
          </table:table-cell>
        </table:table-row>
        <table:table-row table:style-name="ro1">
          <table:table-cell table:style-name="ce19" office:value-type="date" office:date-value="2025-03-17" calcext:value-type="date">
            <text:p>2025-03-17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Started implementation; Communicated with Thomas</text:p>
          </table:table-cell>
        </table:table-row>
        <table:table-row table:style-name="ro1">
          <table:table-cell table:style-name="ce19" office:value-type="date" office:date-value="2025-03-18" calcext:value-type="date">
            <text:p>2025-03-18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Implemented centralised offline clustering</text:p>
          </table:table-cell>
        </table:table-row>
        <table:table-row table:style-name="ro1">
          <table:table-cell table:style-name="ce19" office:value-type="date" office:date-value="2025-03-19" calcext:value-type="date">
            <text:p>2025-03-19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Fixed errors and re-read paper</text:p>
          </table:table-cell>
        </table:table-row>
        <table:table-row table:style-name="ro1">
          <table:table-cell table:style-name="ce19" office:value-type="date" office:date-value="2025-03-20" calcext:value-type="date">
            <text:p>2025-03-20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Finished centralised offline clustering implementation</text:p>
          </table:table-cell>
        </table:table-row>
        <table:table-row table:style-name="ro1">
          <table:table-cell table:style-name="ce19" office:value-type="date" office:date-value="2025-03-21" calcext:value-type="date">
            <text:p>2025-03-21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22" calcext:value-type="date">
            <text:p>2025-03-2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Defined Bachelor’s thesis section titles</text:p>
          </table:table-cell>
        </table:table-row>
        <table:table-row table:style-name="ro1">
          <table:table-cell table:style-name="ce19" office:value-type="date" office:date-value="2025-03-23" calcext:value-type="date">
            <text:p>2025-03-23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24" calcext:value-type="date">
            <text:p>2025-03-24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Implemented tests and refactored project structure</text:p>
          </table:table-cell>
        </table:table-row>
        <table:table-row table:style-name="ro1">
          <table:table-cell table:style-name="ce19" office:value-type="date" office:date-value="2025-03-25" calcext:value-type="date">
            <text:p>2025-03-25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Implemented evaluation metrics</text:p>
          </table:table-cell>
        </table:table-row>
        <table:table-row table:style-name="ro3">
          <table:table-cell table:style-name="ce19" office:value-type="date" office:date-value="2025-03-26" calcext:value-type="date">
            <text:p>2025-03-26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Meeting with Thomas; Researched GPS reverse-engineering</text:p>
          </table:table-cell>
        </table:table-row>
        <table:table-row table:style-name="ro1">
          <table:table-cell table:style-name="ce19" office:value-type="date" office:date-value="2025-03-27" calcext:value-type="date">
            <text:p>2025-03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8" calcext:value-type="date">
            <text:p>2025-03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9" calcext:value-type="date">
            <text:p>2025-03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30" calcext:value-type="date">
            <text:p>2025-03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31" calcext:value-type="date">
            <text:p>2025-03-3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1" calcext:value-type="date">
            <text:p>2025-04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2" calcext:value-type="date">
            <text:p>2025-04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3" calcext:value-type="date">
            <text:p>2025-04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4" calcext:value-type="date">
            <text:p>2025-04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5" calcext:value-type="date">
            <text:p>2025-04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6" calcext:value-type="date">
            <text:p>2025-04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7" calcext:value-type="date">
            <text:p>2025-04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8" calcext:value-type="date">
            <text:p>2025-04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9" calcext:value-type="date">
            <text:p>2025-04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0" calcext:value-type="date">
            <text:p>2025-04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1" calcext:value-type="date">
            <text:p>2025-04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2" calcext:value-type="date">
            <text:p>2025-04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3" calcext:value-type="date">
            <text:p>2025-04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4" calcext:value-type="date">
            <text:p>2025-04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5" calcext:value-type="date">
            <text:p>2025-04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6" calcext:value-type="date">
            <text:p>2025-04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7" calcext:value-type="date">
            <text:p>2025-04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8" calcext:value-type="date">
            <text:p>2025-04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9" calcext:value-type="date">
            <text:p>2025-04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0" calcext:value-type="date">
            <text:p>2025-04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1" calcext:value-type="date">
            <text:p>2025-04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2" calcext:value-type="date">
            <text:p>2025-04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3" calcext:value-type="date">
            <text:p>2025-04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4" calcext:value-type="date">
            <text:p>2025-04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5" calcext:value-type="date">
            <text:p>2025-04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6" calcext:value-type="date">
            <text:p>2025-04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7" calcext:value-type="date">
            <text:p>2025-04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8" calcext:value-type="date">
            <text:p>2025-04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9" calcext:value-type="date">
            <text:p>2025-04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30" calcext:value-type="date">
            <text:p>2025-04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1" calcext:value-type="date">
            <text:p>2025-05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2" calcext:value-type="date">
            <text:p>2025-05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3" calcext:value-type="date">
            <text:p>2025-05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4" calcext:value-type="date">
            <text:p>2025-05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5" calcext:value-type="date">
            <text:p>2025-05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6" calcext:value-type="date">
            <text:p>2025-05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7" calcext:value-type="date">
            <text:p>2025-05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8" calcext:value-type="date">
            <text:p>2025-05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9" calcext:value-type="date">
            <text:p>2025-05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0" calcext:value-type="date">
            <text:p>2025-05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1" calcext:value-type="date">
            <text:p>2025-05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2" calcext:value-type="date">
            <text:p>2025-05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3" calcext:value-type="date">
            <text:p>2025-05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4" calcext:value-type="date">
            <text:p>2025-05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5" calcext:value-type="date">
            <text:p>2025-05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6" calcext:value-type="date">
            <text:p>2025-05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7" calcext:value-type="date">
            <text:p>2025-05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8" calcext:value-type="date">
            <text:p>2025-05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9" calcext:value-type="date">
            <text:p>2025-05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0" calcext:value-type="date">
            <text:p>2025-05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1" calcext:value-type="date">
            <text:p>2025-05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2" calcext:value-type="date">
            <text:p>2025-05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3" calcext:value-type="date">
            <text:p>2025-05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4" calcext:value-type="date">
            <text:p>2025-05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5" calcext:value-type="date">
            <text:p>2025-05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6" calcext:value-type="date">
            <text:p>2025-05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7" calcext:value-type="date">
            <text:p>2025-05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8" calcext:value-type="date">
            <text:p>2025-05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9" calcext:value-type="date">
            <text:p>2025-05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30" calcext:value-type="date">
            <text:p>2025-05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31" calcext:value-type="date">
            <text:p>2025-05-3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1" calcext:value-type="date">
            <text:p>2025-06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2" calcext:value-type="date">
            <text:p>2025-06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3" calcext:value-type="date">
            <text:p>2025-06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4" calcext:value-type="date">
            <text:p>2025-06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5" calcext:value-type="date">
            <text:p>2025-06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6" calcext:value-type="date">
            <text:p>2025-06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7" calcext:value-type="date">
            <text:p>2025-06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8" calcext:value-type="date">
            <text:p>2025-06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9" calcext:value-type="date">
            <text:p>2025-06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0" calcext:value-type="date">
            <text:p>2025-06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1" calcext:value-type="date">
            <text:p>2025-06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2" calcext:value-type="date">
            <text:p>2025-06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3" calcext:value-type="date">
            <text:p>2025-06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4" calcext:value-type="date">
            <text:p>2025-06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5" calcext:value-type="date">
            <text:p>2025-06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6" calcext:value-type="date">
            <text:p>2025-06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7" calcext:value-type="date">
            <text:p>2025-06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8" calcext:value-type="date">
            <text:p>2025-06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9" calcext:value-type="date">
            <text:p>2025-06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0" calcext:value-type="date">
            <text:p>2025-06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1" calcext:value-type="date">
            <text:p>2025-06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2" calcext:value-type="date">
            <text:p>2025-06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3" calcext:value-type="date">
            <text:p>2025-06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4" calcext:value-type="date">
            <text:p>2025-06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5" calcext:value-type="date">
            <text:p>2025-06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6" calcext:value-type="date">
            <text:p>2025-06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7" calcext:value-type="date">
            <text:p>2025-06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8" calcext:value-type="date">
            <text:p>2025-06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9" calcext:value-type="date">
            <text:p>2025-06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30" calcext:value-type="date">
            <text:p>2025-06-30</text:p>
          </table:table-cell>
          <table:table-cell table:style-name="ce22"/>
          <table:table-cell table:style-name="ce8"/>
        </table:table-row>
        <table:table-row table:style-name="ro1">
          <table:table-cell table:style-name="ce20" office:value-type="string" calcext:value-type="string">
            <text:p>Total [h]</text:p>
          </table:table-cell>
          <table:table-cell table:style-name="ce22" table:formula="of:=SUM([.B2:.B128])" office:value-type="float" office:value="70" calcext:value-type="float">
            <text:p>70</text:p>
          </table:table-cell>
          <table:table-cell table:style-name="ce9"/>
        </table:table-row>
        <table:table-row table:style-name="ro1">
          <table:table-cell table:style-name="ce20" office:value-type="string" calcext:value-type="string">
            <text:p>Average [h]</text:p>
          </table:table-cell>
          <table:table-cell table:style-name="ce23" table:formula="of:=[.B129]/COUNTIF([.B2:.B128];&quot;&lt;&gt;&quot;)" office:value-type="float" office:value="2.25806451612903" calcext:value-type="float">
            <text:p>2.26</text:p>
          </table:table-cell>
          <table:table-cell table:style-name="ce9"/>
        </table:table-row>
        <table:table-row table:style-name="ro1" table:number-rows-repeated="104844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21:12:24.6846845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3-26T21:12:52.351406937</dc:date>
    <meta:editing-duration>PT24M42S</meta:editing-duration>
    <meta:editing-cycles>30</meta:editing-cycles>
    <meta:generator>LibreOffice/24.8.5.2$Linux_X86_64 LibreOffice_project/27b361b745d0ea8f99bc93dfcb7a39098dfa5fff</meta:generator>
    <meta:document-statistic meta:table-count="1" meta:cell-count="192" meta:object-count="0"/>
  </office:meta>
</office:document-meta>
</file>